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1" fo:font-weight="bold" style:font-weight-asian="bold" style:font-weight-complex="bold"/>
    </style:style>
    <style:style style:name="P2" style:family="paragraph" style:parent-style-name="Standard">
      <style:text-properties style:font-name="DejaVu Sans1"/>
    </style:style>
    <style:style style:name="P3" style:family="paragraph" style:parent-style-name="Standard" style:list-style-name="L1">
      <style:text-properties style:font-name="DejaVu Sans1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9 Şubat 2007 </text:p>
      <text:p text:style-name="P2"/>
      <text:list text:style-name="L1">
        <text:list-item>
          <text:p text:style-name="P3">Formlarda düğmelerin sorumluluğunda olmayan işler üzerilerinden alındı ve yeni metotlar oluşturuldu.</text:p>
          <text:p text:style-name="P3"/>
        </text:list-item>
        <text:list-item>
          <text:p text:style-name="P3">Yeni metotlar düzenlenmeye başlandı. (içlerindeki formlarla ilgili sorumluluklar çıkarıldı, kullanacakları değişkenler belirlendi. )</text:p>
          <text:p text:style-name="P3"/>
        </text:list-item>
        <text:list-item>
          <text:p text:style-name="P3">JUnit sınıfının kullanılması öğrenildi. </text:p>
          <text:p text:style-name="P3"/>
        </text:list-item>
        <text:list-item>
          <text:p text:style-name="P3">MusteriTest ve PersonelTest sınıfları oluşturuldu, oluşturulacak Musteri ve Personel sınıfları için kullanılacak metotlar hazırlandı. </text:p>
          <text:p text:style-name="P3"/>
        </text:list-item>
        <text:list-item>
          <text:p text:style-name="P3">Test sınıfları yazılırken kullanılacak kurallar benimsendi. (her metodun başına test kelimesi eklenmesi; veritabanına okuma, yazma, silme gibi işlemlerin kontrol edilmesi; metotların kontrol edilebilecek bir sonuç döndürmesi gibi. )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tr" fo:country="TR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
  </meta:generator>
    <meta:creation-date>2007-02-09T17:13:17</meta:creation-date>
    <dc:date>2007-02-09T17:31:43</dc:date>
    <dc:language>tr-TR</dc:language>
    <meta:editing-cycles>2</meta:editing-cycles>
    <meta:editing-duration>PT18M2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71" meta:character-count="652"/>
  </office:meta>
</office:document-meta>
</file>